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 Nazanin" svg:font-family="'B Nazanin'"/>
    <style:font-face style:name="times" svg:font-family="times" style:font-family-generic="roman"/>
    <style:font-face style:name="Liberation Sans" svg:font-family="'Liberation Sans'" style:font-family-generic="swiss" style:font-pitch="variable"/>
  </office:font-face-decls>
  <office:automatic-styles>
    <style:style style:name="P1" style:family="paragraph" style:parent-style-name="Standard">
      <style:paragraph-properties fo:text-align="end" style:justify-single-word="false" style:writing-mode="rl-tb"/>
      <style:text-properties officeooo:rsid="001c06ba" officeooo:paragraph-rsid="001c06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2-aurora یک پیاده سازی جدید از فرم کنترل select می‌باشد. در این کتابخانه همانند قبل می‌توانید لیست option های خود را اضافه کنید. با این تفاوت که این بار امکان جستجو در لیست option ها را هم دارید. یکی از امکانات جالب این کتابخانه دریافت داده ها از API می‌باشد. به این صورت که کافی است آدرس API خود را به ورودی دهید، سپس خود کنترل، داده ها را از API دریافت و نمایش می‌دهد. </text:p>
      <text:p text:style-name="P1">در زیر یک نمایش demo از کامپوننت را مشاهده می کنی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 Nazanin" svg:font-family="'B Nazanin'"/>
    <style:font-face style:name="times" svg:font-family="times" style:font-family-generic="roman"/>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B Nazanin" style:font-size-asian="10.5pt" style:language-asian="zh" style:country-asian="CN" style:font-name-complex="B Nazanin"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B Nazanin" style:font-size-asian="10.5pt" style:language-asian="zh" style:country-asian="CN" style:font-name-complex="B Nazanin"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 Nazanin" style:font-family-asian="'B Nazanin'" style:font-size-asian="14pt" style:font-name-complex="B Nazanin" style:font-family-complex="'B Nazanin'"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fo:font-family="times" style:font-family-generic="roman" style:font-name-asian="B Nazanin" style:font-family-asian="'B Nazanin'" style:font-size-asian="12pt" style:font-name-complex="B Nazanin" style:font-family-complex="'B Nazanin'" style:font-size-complex="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style:font-family-generic="roman" fo:font-size="12pt" fo:font-style="italic" style:font-name-asian="B Nazanin" style:font-family-asian="'B Nazanin'" style:font-size-asian="12pt" style:font-style-asian="italic" style:font-name-complex="B Nazanin" style:font-family-complex="'B Nazanin'"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family-generic="roman" style:font-name-asian="B Nazanin" style:font-family-asian="'B Nazanin'" style:font-size-asian="12pt" style:font-name-complex="B Nazanin" style:font-family-complex="'B Nazanin'"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30T19:27:30.835079969</meta:creation-date>
    <dc:date>2021-05-30T19:35:33.610296277</dc:date>
    <meta:editing-duration>PT8M3S</meta:editing-duration>
    <meta:editing-cycles>2</meta:editing-cycles>
    <meta:generator>LibreOffice/6.4.7.2$Linux_X86_64 LibreOffice_project/40$Build-2</meta:generator>
    <meta:document-statistic meta:table-count="0" meta:image-count="0" meta:object-count="0" meta:page-count="1" meta:paragraph-count="2" meta:word-count="86" meta:character-count="423" meta:non-whitespace-character-count="338"/>
  </office:meta>
</office:document-meta>
</file>